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1464" calcext:value-type="float">
            <text:p>68.1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6096" calcext:value-type="float">
            <text:p>64.7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5408" calcext:value-type="float">
            <text:p>64.6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8144" calcext:value-type="float">
            <text:p>64.3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2696" calcext:value-type="float">
            <text:p>64.2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5872" calcext:value-type="float">
            <text:p>63.7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6608" calcext:value-type="float">
            <text:p>62.7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9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172" calcext:value-type="float">
            <text:p>63.2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7152" calcext:value-type="float">
            <text:p>62.5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9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8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8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4928" calcext:value-type="float">
            <text:p>53.1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068" calcext:value-type="float">
            <text:p>51.1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6912" calcext:value-type="float">
            <text:p>49.2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6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203</text:p>
          </table:table-cell>
          <table:table-cell office:value-type="string" calcext:value-type="string">
            <text:p>TWDB:1022203</text:p>
          </table:table-cell>
          <table:table-cell office:value-type="string" calcext:value-type="string">
            <text:p>196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